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ext_20_body">
      <style:paragraph-properties fo:keep-with-next="always"/>
    </style:style>
    <style:style style:name="P3" style:family="paragraph" style:parent-style-name="Table_20_Heading">
      <style:paragraph-properties style:snap-to-layout-grid="false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5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6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7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8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534f5"/>
    </style:style>
    <style:style style:name="P9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20838"/>
    </style:style>
    <style:style style:name="P10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5f5e6"/>
    </style:style>
    <style:style style:name="P11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b0748"/>
    </style:style>
    <style:style style:name="P12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1b5da7" officeooo:paragraph-rsid="001b5da7"/>
    </style:style>
    <style:style style:name="P13" style:family="paragraph" style:parent-style-name="Table_20_Contents">
      <style:paragraph-properties style:snap-to-layout-grid="false"/>
      <style:text-properties officeooo:rsid="0015f5e6" officeooo:paragraph-rsid="0015f5e6"/>
    </style:style>
    <style:style style:name="P14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b0748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b0748"/>
    </style:style>
    <style:style style:name="T5" style:family="text">
      <style:text-properties officeooo:rsid="0015f5e6"/>
    </style:style>
    <style:style style:name="T6" style:family="text">
      <style:text-properties officeooo:rsid="001b0748"/>
    </style:style>
    <style:style style:name="T7" style:family="text">
      <style:text-properties officeooo:rsid="001d385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4" text:outline-level="2"><text:file-name text:display="name">UC03.02.05 - Desistir de Matrícula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3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3">Data</text:p>
          </table:table-cell>
          <table:table-cell table:style-name="Tabela1.A2" office:value-type="string">
            <text:p text:style-name="P3">Autor</text:p>
          </table:table-cell>
          <table:table-cell table:style-name="Tabela1.C2" office:value-type="string">
            <text:p text:style-name="P3">Descrição</text:p>
          </table:table-cell>
        </table:table-row>
        <table:table-row table:style-name="Tabela1.1">
          <table:table-cell table:style-name="Tabela1.A3" office:value-type="date" office:date-value="2011-04-10">
            <text:p text:style-name="P13">10/04/11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6" text:outline-level="3">Pré-condições</text:h>
      <text:list xml:id="list806388661" text:style-name="WW8Num5">
        <text:list-item>
          <text:p text:style-name="P7">Usuário autenticado com permissão de uso;</text:p>
        </text:list-item>
        <text:list-item>
          <text:p text:style-name="P7">Usuário clicou na opção <text:span text:style-name="T6">Desistir de</text:span> Matrícula no caso de uso base;</text:p>
        </text:list-item>
      </text:list>
      <text:h text:style-name="P6" text:outline-level="3">Atores</text:h>
      <text:p text:style-name="Text_20_body">Secretária Acadêmica (primário)</text:p>
      <text:p text:style-name="Text_20_body">Coordenador</text:p>
      <text:h text:style-name="P6" text:outline-level="3">Fluxo Principal</text:h>
      <text:list xml:id="list1249344733" text:continue-list="list806388661" text:style-name="WW8Num5">
        <text:list-item text:start-value="1">
          <text:p text:style-name="P8">Incluir “Selecionar Matrícula de Aluno”;</text:p>
        </text:list-item>
        <text:list-item>
          <text:p text:style-name="P7">Sistema exibe:</text:p>
          <text:list>
            <text:list-item>
              <text:p text:style-name="P7">No cabeçalho:</text:p>
              <text:list>
                <text:list-item>
                  <text:p text:style-name="P7">Matrícula do Aluno;</text:p>
                </text:list-item>
                <text:list-item>
                  <text:p text:style-name="P9">Nome do Aluno;</text:p>
                </text:list-item>
                <text:list-item>
                  <text:p text:style-name="P9">Data da Matrícula;</text:p>
                </text:list-item>
                <text:list-item>
                  <text:p text:style-name="P7">Curso (sigla e nome);</text:p>
                </text:list-item>
                <text:list-item>
                  <text:p text:style-name="P7">Situação Atual da Matrícula;</text:p>
                </text:list-item>
              </text:list>
            </text:list-item>
            <text:list-item>
              <text:p text:style-name="P7">Para cada histórico de situação da matrícula, sistema exibe:</text:p>
              <text:list>
                <text:list-item>
                  <text:p text:style-name="P7">Data do Histórico;</text:p>
                </text:list-item>
                <text:list-item>
                  <text:p text:style-name="P7">Situação Atual;</text:p>
                </text:list-item>
                <text:list-item>
                  <text:p text:style-name="P7">Texto de Observações;</text:p>
                </text:list-item>
              </text:list>
            </text:list-item>
            <text:list-item>
              <text:p text:style-name="P7">Campo de Observações <text:span text:style-name="T5">sobre a </text:span><text:span text:style-name="T6">Desistência</text:span> de Matrícula;</text:p>
            </text:list-item>
            <text:list-item>
              <text:p text:style-name="P7">Opção <text:span text:style-name="T6">Desistir de</text:span> Matrícula;</text:p>
            </text:list-item>
          </text:list>
        </text:list-item>
        <text:list-item>
          <text:p text:style-name="P10"><text:span text:style-name="T5">Sistema exibe </text:span><text:span text:style-name="T6">o alerta de que deve constar da pasta um termo formal de desistência da matrícula</text:span><text:span text:style-name="T5"> </text:span><text:span text:style-name="T7">e que essa operação não pode ser desfeita;</text:span></text:p>
        </text:list-item>
        <text:list-item>
          <text:p text:style-name="P7">Usuário <text:span text:style-name="T5">entra as observações e </text:span>clica em <text:span text:style-name="T6">Desistir de</text:span> Matrícula;</text:p>
        </text:list-item>
        <text:list-item>
          <text:p text:style-name="P7">Sistema coloca a matrícula do aluno como <text:span text:style-name="T6">DESISTENTE</text:span>, retornando ao passo 3 do caso de uso base;</text:p>
        </text:list-item>
        <text:list-item>
          <text:p text:style-name="P7">Caso de uso é encerrado</text:p>
        </text:list-item>
      </text:list>
      <text:h text:style-name="P6" text:outline-level="3">Fluxo Alternativo 1</text:h>
      <text:list xml:id="list1975171763" text:continue-list="list1249344733" text:style-name="WW8Num5">
        <text:list-item text:start-value="1">
          <text:p text:style-name="P7">Usuário pode encerrar caso de uso a qualquer momento;</text:p>
        </text:list-item>
      </text:list>
      <text:p text:style-name="P4"/>
      <text:h text:style-name="P6" text:outline-level="3">Fluxo Alternativo 2</text:h>
      <text:list xml:id="list636752256" text:continue-list="list1975171763" text:style-name="WW8Num5">
        <text:list-item text:start-value="1">
          <text:p text:style-name="P7">Caso o usuário não tenha preenchido nada no campo observação, sistema exibe mensagem de erro e reinicia o fluxo principal;</text:p>
        </text:list-item>
      </text:list>
      <text:p text:style-name="P4"/>
      <text:h text:style-name="P6" text:outline-level="3"><text:soft-page-break/>Pós-condições</text:h>
      <text:list xml:id="list989559421" text:continue-list="list636752256" text:style-name="WW8Num5">
        <text:list-item text:start-value="1">
          <text:p text:style-name="P11">Sistema alterou a situação <text:span text:style-name="T6">da matrícula </text:span>do aluno para <text:span text:style-name="T6">DESISTENTE</text:span>;</text:p>
        </text:list-item>
        <text:list-item>
          <text:p text:style-name="P7">Sistema registrou no log de auditoria para o usuário logado <text:span text:style-name="T7">uma</text:span> mensagem <text:span text:style-name="T7">conforme o exemplo a seguir</text:span>: “Alterada a situação de matrícula do aluno <text:span text:style-name="T1">FULANO DE TAL</text:span>, matrícula <text:span text:style-name="T1">123456</text:span>, do curso <text:span text:style-name="T1">TASI (Análise de Sistemas Informatizados)</text:span><text:span text:style-name="T3">, </text:span><text:span text:style-name="T4">para </text:span><text:span text:style-name="T2">DESISTENTE</text:span><text:span text:style-name="T3">, com a observação </text:span><text:span text:style-name="T2">Termo de desistência assinado e posto na pasta da matrícula do aluno</text:span><text:span text:style-name="T3">”;</text:span></text:p>
        </text:list-item>
      </text:list>
      <text:h text:style-name="P6" text:outline-level="3">Regras de Negócio</text:h>
      <text:p text:style-name="P12">N/A</text:p>
      <text:p text:style-name="P5"/>
      <text:p text:style-name="P5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belo </dc:creator>
    <dc:date>2011-04-10T11:23:32</dc:date>
    <meta:editing-cycles>27</meta:editing-cycles>
    <meta:editing-duration>PT12H45M20S</meta:editing-duration>
    <meta:generator>OpenOffice.org/3.2$Linux OpenOffice.org_project/320m19$Build-9505</meta:generator>
    <meta:document-statistic meta:table-count="1" meta:image-count="0" meta:object-count="0" meta:page-count="2" meta:paragraph-count="42" meta:word-count="287" meta:character-count="1715"/>
    <meta:user-defined meta:name="_DocHome" meta:value-type="float">1971586133</meta:user-defined>
  </office:meta>
</office:document-meta>
</file>